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text-properties officeooo:rsid="001a0818" officeooo:paragraph-rsid="001a0818"/>
    </style:style>
    <style:style style:name="P2" style:family="paragraph" style:parent-style-name="Standard">
      <style:text-properties officeooo:rsid="001bd531" officeooo:paragraph-rsid="001bd531"/>
    </style:style>
    <style:style style:name="P3" style:family="paragraph" style:parent-style-name="Standard">
      <style:text-properties officeooo:rsid="001bf02f" officeooo:paragraph-rsid="001bf02f"/>
    </style:style>
    <style:style style:name="P4" style:family="paragraph" style:parent-style-name="Standard">
      <style:text-properties officeooo:rsid="001da310" officeooo:paragraph-rsid="001da310"/>
    </style:style>
    <style:style style:name="P5" style:family="paragraph" style:parent-style-name="Standard">
      <style:text-properties officeooo:rsid="002247cf" officeooo:paragraph-rsid="002247cf"/>
    </style:style>
    <style:style style:name="P6" style:family="paragraph" style:parent-style-name="Standard">
      <style:text-properties officeooo:rsid="00227905" officeooo:paragraph-rsid="00227905"/>
    </style:style>
    <style:style style:name="P7" style:family="paragraph" style:parent-style-name="Standard">
      <style:text-properties officeooo:rsid="0020351d" officeooo:paragraph-rsid="0020351d"/>
    </style:style>
    <style:style style:name="P8" style:family="paragraph" style:parent-style-name="Standard">
      <style:text-properties officeooo:rsid="0026e7c9" officeooo:paragraph-rsid="0026e7c9"/>
    </style:style>
    <style:style style:name="P9" style:family="paragraph" style:parent-style-name="Standard">
      <style:text-properties officeooo:rsid="00271680" officeooo:paragraph-rsid="00271680"/>
    </style:style>
    <style:style style:name="P10" style:family="paragraph" style:parent-style-name="Standard">
      <style:text-properties officeooo:rsid="00278a20" officeooo:paragraph-rsid="00278a20"/>
    </style:style>
    <style:style style:name="P11" style:family="paragraph" style:parent-style-name="Standard">
      <style:text-properties officeooo:rsid="0027a8d5" officeooo:paragraph-rsid="0027a8d5"/>
    </style:style>
    <style:style style:name="P12" style:family="paragraph" style:parent-style-name="Standard">
      <style:text-properties officeooo:rsid="0029a2eb" officeooo:paragraph-rsid="0029a2eb"/>
    </style:style>
    <style:style style:name="P13" style:family="paragraph" style:parent-style-name="Standard">
      <style:text-properties officeooo:rsid="002a33e8" officeooo:paragraph-rsid="002a33e8"/>
    </style:style>
    <style:style style:name="P14" style:family="paragraph" style:parent-style-name="Standard">
      <style:text-properties officeooo:rsid="002a33e8" officeooo:paragraph-rsid="002a33e8"/>
    </style:style>
    <style:style style:name="P15" style:family="paragraph" style:parent-style-name="Standard">
      <style:text-properties officeooo:rsid="002b3c81" officeooo:paragraph-rsid="002b3c81"/>
    </style:style>
    <style:style style:name="P16" style:family="paragraph" style:parent-style-name="Standard">
      <style:text-properties officeooo:rsid="00278a20" officeooo:paragraph-rsid="00278a20"/>
    </style:style>
    <style:style style:name="P17" style:family="paragraph" style:parent-style-name="Standard">
      <style:text-properties officeooo:rsid="002c300a" officeooo:paragraph-rsid="002c300a"/>
    </style:style>
    <style:style style:name="T1" style:family="text">
      <style:text-properties officeooo:rsid="001e3897"/>
    </style:style>
    <style:style style:name="T2" style:family="text">
      <style:text-properties officeooo:rsid="0028a5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łownik:</text:p>
      <text:p text:style-name="P1"/>
      <text:p text:style-name="P1">assets – atuty</text:p>
      <text:p text:style-name="P2">Armor – Pancerz</text:p>
      <text:p text:style-name="P3">minor effect – mniejszy efekt</text:p>
      <text:p text:style-name="P3">major effect – większy efekt</text:p>
      <text:p text:style-name="P3">difficulty – trudność / poziom trudności</text:p>
      <text:p text:style-name="P3">target number – stopień trudności</text:p>
      <text:p text:style-name="P4">distance – zasięg</text:p>
      <text:p text:style-name="P4"><text:tab/>immediate – blisk<text:span text:style-name="T1">i</text:span></text:p>
      <text:p text:style-name="P4"><text:tab/>short – średni</text:p>
      <text:p text:style-name="P4"><text:tab/>long - daleki</text:p>
      <text:p text:style-name="P4"><text:tab/>very long – bardzo daleki</text:p>
      <text:p text:style-name="P5">GM Intrusion – Wtrącenie MG</text:p>
      <text:p text:style-name="P6">Might – Moc</text:p>
      <text:p text:style-name="P6">Speed- Szybkość</text:p>
      <text:p text:style-name="P6">Intelect – Intelekt</text:p>
      <text:p text:style-name="P6">Edge – Skupienie</text:p>
      <text:p text:style-name="P6">Type – Typ\</text:p>
      <text:p text:style-name="P6">Descriptor – Deskryptor</text:p>
      <text:p text:style-name="P6">Focus – Specjalizacja</text:p>
      <text:p text:style-name="P9">character arc – cel postaci</text:p>
      <text:p text:style-name="P9">character benefit – korzyść postaci</text:p>
      <text:p text:style-name="P10">recovery rolls - rzuty na odzyskiwanie zdrowia</text:p>
      <text:p text:style-name="P11">Flavors – <text:span text:style-name="T2">Posmaki</text:span></text:p>
      <text:p text:style-name="P12">Player intrusion – Wtrącenie gracza</text:p>
      <text:p text:style-name="P13">defence task – akcja obronna</text:p>
      <text:p text:style-name="P13">Might Defense: Obrona Mocy</text:p>
      <text:p text:style-name="P13">Speed Defence: Obrona Szybkości</text:p>
      <text:p text:style-name="P13">Intellect Defense: Obrona Intelektu</text:p>
      <text:p text:style-name="P15">practiced - wytrenowany</text:p>
      <text:p text:style-name="P15"/>
      <text:p text:style-name="P15">damage track – licznik obrażeń</text:p>
      <text:p text:style-name="P15">object damage track – licznik obrażeń przedmiotu</text:p>
      <text:p text:style-name="P4"/>
      <text:p text:style-name="P7">Onslaught (Adept) – Blast</text:p>
      <text:p text:style-name="P8">Concussion (Adept) – Wybuch</text:p>
      <text:p text:style-name="P8"/>
      <text:p text:style-name="P10">rugged – dziki</text:p>
      <text:p text:style-name="P10">charming – czarujący</text:p>
      <text:p text:style-name="P10"/>
      <text:p text:style-name="P10">Explorer- Poszukiwacz </text:p>
      <text:p text:style-name="P10">Focuses Mind Over Matter – Stawia Umysł Ponad Materią</text:p>
      <text:p text:style-name="P10"/>
      <text:p text:style-name="P17">Enabler – Umożliwienie</text:p>
      <text:p text:style-name="P17">Action – Akcja</text:p>
      <text:p text:style-name="P17"/>
      <text:p text:style-name="P17">item prices:</text:p>
      <text:p text:style-name="P17">expensive- drogi</text:p>
      <text:p text:style-name="P17">moderatery prices – średniej ceny</text:p>
      <text:p text:style-name="P17">inexpensive - niedrogie</text:p>
      <text:p text:style-name="P8"/>
      <text:p text:style-name="P4"><text:soft-page-break/><text:tab/>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7T06:15:03.730000000</meta:creation-date>
    <dc:date>2024-02-29T10:38:19.354000000</dc:date>
    <meta:editing-duration>PT1H31M6S</meta:editing-duration>
    <meta:editing-cycles>14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45" meta:word-count="138" meta:character-count="1064" meta:non-whitespace-character-count="932"/>
  </office:meta>
</office:document-meta>
</file>